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069" officeooo:paragraph-rsid="000e2069"/>
    </style:style>
    <style:style style:name="P2" style:family="paragraph" style:parent-style-name="Standard">
      <style:text-properties officeooo:paragraph-rsid="000e2069"/>
    </style:style>
    <style:style style:name="T1" style:family="text">
      <style:text-properties officeooo:rsid="000e2069"/>
    </style:style>
    <style:style style:name="T2" style:family="text">
      <style:text-properties officeooo:rsid="000e7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. <text:span text:style-name="T2">Lower threshold for noise resulting in sleep disturbance</text:span></text:p>
      <text:p text:style-name="P1">II. <text:span text:style-name="T2">Anxiety</text:span></text:p>
      <text:p text:style-name="P2"><text:span text:style-name="T1">III. </text:span><text:span text:style-name="T2">Elevated adrenaline levels</text:span><text:span text:style-name="T1">. </text:span></text:p>
      <text:p text:style-name="P1">Which of the above is a physical manifestation of noise stress?</text:p>
      <text:p text:style-name="P1">a- Only I </text:p>
      <text:p text:style-name="P1">b- I, II and III</text:p>
      <text:p text:style-name="P1">c- I and II </text:p>
      <text:p text:style-name="P1">d- II and III</text:p>
      <text:p text:style-name="P1"/>
      <text:p text:style-name="P1">Answer: b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21:41:53.045650630</meta:creation-date>
    <dc:date>2023-05-16T20:54:56.889909842</dc:date>
    <meta:editing-duration>PT8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44" meta:character-count="227" meta:non-whitespace-character-count="188"/>
  </office:meta>
</office:document-meta>
</file>